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e6c94" officeooo:paragraph-rsid="000e6c94"/>
    </style:style>
    <style:style style:name="P2" style:family="paragraph" style:parent-style-name="Standard">
      <style:paragraph-properties fo:text-align="start" style:justify-single-word="false"/>
      <style:text-properties officeooo:rsid="000e6c94" officeooo:paragraph-rsid="000e6c94"/>
    </style:style>
    <style:style style:name="P3" style:family="paragraph" style:parent-style-name="Standard">
      <style:paragraph-properties fo:text-align="center" style:justify-single-word="false"/>
      <style:text-properties fo:font-weight="bold" officeooo:rsid="000e6c94" officeooo:paragraph-rsid="000e6c94"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so práctico SGE</text:p>
      <text:p text:style-name="P1"/>
      <text:p text:style-name="P2">1. Esta práctica consiste en estudiar las características generales de la solución ofrecida por un proveedor de ERP del mercado español, al objeto de poder comparar posteriormente con el trabajo realizado por otros compañeros.</text:p>
      <text:p text:style-name="P2"/>
      <text:p text:style-name="P2">Se trata de elaborar un informe que incluya las especificaciones técnicas, plataformas, tipos de licencia, necesidades de infraestructura, opciones de instalación y soporte a la misma, módulos y características, modalidades de soporte técnico... y todo cuanto se considere interesante tener en cuenta, para que el informe se pudiera utilizar para tomar una decisión.</text:p>
      <text:p text:style-name="P2"/>
      <text:p text:style-name="P2">Algunos ejemplos podrían ser los siguientes: SAP Business One, Oracle Netsuite, Microsoft Dynamics NAV, a3 ERP(wolters kluwer), Unit 4, Adempiere, OpenBravo (español), Odoo Dolibarr, etc. Pero no se trata de utilizar los argumentos comerciales que los fabricantes publican en su página web, sino elaborar un informe propia con enfoque técnico acerca de la solución escogi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10:37:12.578841785</meta:creation-date>
    <dc:date>2022-10-07T10:47:21.124699621</dc:date>
    <meta:editing-duration>PT10M8S</meta:editing-duration>
    <meta:editing-cycles>1</meta:editing-cycles>
    <meta:document-statistic meta:table-count="0" meta:image-count="0" meta:object-count="0" meta:page-count="1" meta:paragraph-count="4" meta:word-count="145" meta:character-count="983" meta:non-whitespace-character-count="842"/>
    <meta:generator>LibreOffice/7.3.6.2$Linux_X86_64 LibreOffice_project/30$Build-2</meta:generator>
  </office:meta>
</office:document-meta>
</file>